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75%" table:style-name="ta1">
        <table:shapes>
          <draw:frame draw:z-index="0" draw:style-name="gr1" draw:text-style-name="P1" svg:width="17.979cm" svg:height="9.748cm" svg:x="0.524cm" svg:y="7.027cm">
            <draw:object draw:notify-on-update-of-ranges="'75%'.A10:'75%'.A13 '75%'.B9:'75%'.B9 '75%'.B10:'75%'.B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ce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2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table:style-name="ce1" office:value-type="percentage" office:value="0.75" calcext:value-type="percentage">
            <text:p>75.00%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=128</text:p>
          </table:table-cell>
          <table:table-cell table:style-name="Default" office:value-type="string" calcext:value-type="string">
            <text:p>Tme/req(ms)</text:p>
          </table:table-cell>
          <table:table-cell/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omcat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table table:name="c128_tuned_2" table:style-name="ta1">
        <table:shapes>
          <draw:frame draw:z-index="0" draw:style-name="gr1" draw:text-style-name="P1" svg:width="18.255cm" svg:height="10.332cm" svg:x="17.649cm" svg:y="0.24cm">
            <draw:object draw:notify-on-update-of-ranges="c128_tuned_2.A2:c128_tuned_2.A5 c128_tuned_2.B1:c128_tuned_2.B1 c128_tuned_2.B2:c128_tuned_2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979cm" svg:height="9.748cm" svg:x="0.441cm" svg:y="7.027cm">
            <draw:object draw:notify-on-update-of-ranges="c128_tuned_2.A10:c128_tuned_2.A13 c128_tuned_2.B9:c128_tuned_2.B9 c128_tuned_2.B10:c128_tuned_2.B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=128</text:p>
          </table:table-cell>
          <table:table-cell table:style-name="Default" office:value-type="string" calcext:value-type="string">
            <text:p>Req/sec</text:p>
          </table:table-cell>
          <table:table-cell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7277.711" calcext:value-type="float">
            <text:p>27277.711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21312.55" calcext:value-type="float">
            <text:p>21312.55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8247.486" calcext:value-type="float">
            <text:p>18247.4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24679.48" calcext:value-type="float">
            <text:p>24679.4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=128</text:p>
          </table:table-cell>
          <table:table-cell table:style-name="Default" office:value-type="string" calcext:value-type="string">
            <text:p>Tme/req(ms)</text:p>
          </table:table-cell>
          <table:table-cell/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omcat</text:p>
          </table:table-cell>
          <table:table-cell table:style-name="Default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95%" table:style-name="ta1">
        <table:shapes>
          <draw:frame draw:z-index="0" draw:style-name="gr1" draw:text-style-name="P1" svg:width="17.979cm" svg:height="9.748cm" svg:x="0.441cm" svg:y="7.027cm">
            <draw:object draw:notify-on-update-of-ranges="'95%'.A10:'95%'.A13 '95%'.B9:'95%'.B9 '95%'.B10:'95%'.B1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ce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2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table:style-name="ce1" office:value-type="percentage" office:value="0.95" calcext:value-type="percentage">
            <text:p>95.00%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=128</text:p>
          </table:table-cell>
          <table:table-cell table:style-name="Default" office:value-type="string" calcext:value-type="string">
            <text:p>Tme/req(ms)</text:p>
          </table:table-cell>
          <table:table-cell/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omcat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20:47:40.127106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22:03:55.173403642</meta:creation-date>
    <dc:date>2016-03-12T21:00:18.329023398</dc:date>
    <meta:editing-duration>PT2H48M</meta:editing-duration>
    <meta:editing-cycles>49</meta:editing-cycles>
    <meta:generator>LibreOffice/4.2.8.2$Linux_X86_64 LibreOffice_project/420m0$Build-2</meta:generator>
    <meta:document-statistic meta:table-count="3" meta:cell-count="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56cm" svg:height="10.333cm" xlink:href=".." xlink:type="simple" chart:class="chart:bar" chart:style-name="ch1">
        <chart:title svg:x="3.887cm" svg:y="0cm" chart:style-name="ch2">
          <text:p>Throughoutput in req / sec for 128 concurrent users,
during 15min run</text:p>
        </chart:title>
        <chart:subtitle svg:x="4.229cm" svg:y="1.882cm" chart:style-name="ch3">
          <text:p>The bigger the better. Server config is 32 worker threads</text:p>
        </chart:subtitle>
        <chart:plot-area chart:style-name="ch4" table:cell-range-address="c128_tuned_2.A1:c128_tuned_2.B5" chart:data-source-has-labels="both" svg:x="1.376cm" svg:y="2.797cm" svg:width="16.515cm" svg:height="7.33cm">
          <chartooo:coordinate-region svg:x="2.553cm" svg:y="2.996cm" svg:width="15.338cm" svg:height="6.484cm"/>
          <chart:axis chart:dimension="x" chart:name="primary-x" chart:style-name="ch5" chartooo:axis-type="auto">
            <chartooo:date-scale/>
            <chart:categories table:cell-range-address="c128_tuned_2.A2:c128_tuned_2.A5"/>
          </chart:axis>
          <chart:axis chart:dimension="y" chart:name="primary-y" chart:style-name="ch6">
            <chart:title svg:x="0.451cm" svg:y="8.398cm" chart:style-name="ch7">
              <text:p>Throughoutput in req / sec</text:p>
            </chart:title>
            <chart:grid chart:style-name="ch8" chart:class="major"/>
          </chart:axis>
          <chart:series chart:style-name="ch9" chart:values-cell-range-address="c128_tuned_2.B2:c128_tuned_2.B5" chart:label-cell-address="c128_tuned_2.B1:c128_tuned_2.B1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128_tuned_2.B1:c128_tuned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28_tuned_2.A2:c128_tuned_2.A5</svg:desc>
                </draw:g>
              </table:table-cell>
              <table:table-cell office:value-type="float" office:value="27277.711">
                <text:p>27277.711</text:p>
                <draw:g>
                  <svg:desc>c128_tuned_2.B2:c128_tuned_2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21312.55">
                <text:p>21312.55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8247.486">
                <text:p>18247.486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24679.48">
                <text:p>24679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8cm" svg:height="9.749cm" xlink:href=".." xlink:type="simple" chart:class="chart:bar" chart:style-name="ch1">
        <chart:title svg:x="0.427cm" svg:y="0.33cm" chart:style-name="ch2">
          <text:p>Response time (in ms) for 128 concurrent users during 15min run for 99% of requests</text:p>
        </chart:title>
        <chart:subtitle svg:x="3.985cm" svg:y="1.329cm" chart:style-name="ch3">
          <text:p>The smaller the better. Server config is 32 worker threads</text:p>
        </chart:subtitle>
        <chart:plot-area chart:style-name="ch4" table:cell-range-address="c128_tuned_2.A9:c128_tuned_2.B13" chart:data-source-has-labels="both" svg:x="1.37cm" svg:y="2.232cm" svg:width="16.251cm" svg:height="7.323cm">
          <chartooo:coordinate-region svg:x="1.991cm" svg:y="2.431cm" svg:width="15.63cm" svg:height="6.477cm"/>
          <chart:axis chart:dimension="x" chart:name="primary-x" chart:style-name="ch5" chartooo:axis-type="auto">
            <chartooo:date-scale/>
            <chart:categories table:cell-range-address="c128_tuned_2.A10:c128_tuned_2.A13"/>
          </chart:axis>
          <chart:axis chart:dimension="y" chart:name="primary-y" chart:style-name="ch6">
            <chart:title svg:x="0.451cm" svg:y="7.392cm" chart:style-name="ch7">
              <text:p>response time in ms</text:p>
            </chart:title>
            <chart:grid chart:style-name="ch8" chart:class="major"/>
          </chart:axis>
          <chart:series chart:style-name="ch9" chart:values-cell-range-address="c128_tuned_2.B10:c128_tuned_2.B13" chart:label-cell-address="c128_tuned_2.B9:c128_tuned_2.B9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e/req(ms)</text:p>
                <draw:g>
                  <svg:desc>c128_tuned_2.B9:c128_tuned_2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28_tuned_2.A10:c128_tuned_2.A13</svg:desc>
                </draw:g>
              </table:table-cell>
              <table:table-cell office:value-type="float" office:value="18">
                <text:p>18</text:p>
                <draw:g>
                  <svg:desc>c128_tuned_2.B10:c128_tuned_2.B13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8cm" svg:height="9.749cm" xlink:href=".." xlink:type="simple" chart:class="chart:bar" chart:style-name="ch1">
        <chart:title svg:x="0.345cm" svg:y="0.25cm" chart:style-name="ch2">
          <text:p>Response time (in ms) for 128 concurrent users during 15min run for 75% of requests</text:p>
        </chart:title>
        <chart:subtitle svg:x="3.985cm" svg:y="1.329cm" chart:style-name="ch3">
          <text:p>The smaller the better. Server config is 32 worker threads</text:p>
        </chart:subtitle>
        <chart:plot-area chart:style-name="ch4" table:cell-range-address="'75%'.A9:'75%'.B13" chart:data-source-has-labels="both" svg:x="1.37cm" svg:y="2.232cm" svg:width="16.251cm" svg:height="7.323cm">
          <chartooo:coordinate-region svg:x="1.806cm" svg:y="2.431cm" svg:width="15.815cm" svg:height="6.477cm"/>
          <chart:axis chart:dimension="x" chart:name="primary-x" chart:style-name="ch5" chartooo:axis-type="auto">
            <chartooo:date-scale/>
            <chart:categories table:cell-range-address="'75%'.A10:'75%'.A13"/>
          </chart:axis>
          <chart:axis chart:dimension="y" chart:name="primary-y" chart:style-name="ch6">
            <chart:title svg:x="0.451cm" svg:y="7.392cm" chart:style-name="ch7">
              <text:p>response time in ms</text:p>
            </chart:title>
            <chart:grid chart:style-name="ch8" chart:class="major"/>
          </chart:axis>
          <chart:series chart:style-name="ch9" chart:values-cell-range-address="'75%'.B10:'75%'.B13" chart:label-cell-address="'75%'.B9:'75%'.B9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e/req(ms)</text:p>
                <draw:g>
                  <svg:desc>'75%'.B9:'75%'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'75%'.A10:'75%'.A13</svg:desc>
                </draw:g>
              </table:table-cell>
              <table:table-cell office:value-type="float" office:value="4">
                <text:p>4</text:p>
                <draw:g>
                  <svg:desc>'75%'.B10:'75%'.B13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8cm" svg:height="9.749cm" xlink:href=".." xlink:type="simple" chart:class="chart:bar" chart:style-name="ch1">
        <chart:title svg:x="0.427cm" svg:y="0.33cm" chart:style-name="ch2">
          <text:p>Response time (in ms) for 128 concurrent users during 15min run for 95% of requests</text:p>
        </chart:title>
        <chart:subtitle svg:x="3.985cm" svg:y="1.329cm" chart:style-name="ch3">
          <text:p>The smaller the better. Server config is 32 worker threads</text:p>
        </chart:subtitle>
        <chart:plot-area chart:style-name="ch4" table:cell-range-address="'95%'.A9:'95%'.B13" chart:data-source-has-labels="both" svg:x="1.37cm" svg:y="2.232cm" svg:width="16.251cm" svg:height="7.323cm">
          <chartooo:coordinate-region svg:x="1.991cm" svg:y="2.431cm" svg:width="15.63cm" svg:height="6.477cm"/>
          <chart:axis chart:dimension="x" chart:name="primary-x" chart:style-name="ch5" chartooo:axis-type="auto">
            <chartooo:date-scale/>
            <chart:categories table:cell-range-address="'95%'.A10:'95%'.A13"/>
          </chart:axis>
          <chart:axis chart:dimension="y" chart:name="primary-y" chart:style-name="ch6">
            <chart:title svg:x="0.451cm" svg:y="7.392cm" chart:style-name="ch7">
              <text:p>response time in ms</text:p>
            </chart:title>
            <chart:grid chart:style-name="ch8" chart:class="major"/>
          </chart:axis>
          <chart:series chart:style-name="ch9" chart:values-cell-range-address="'95%'.B10:'95%'.B13" chart:label-cell-address="'95%'.B9:'95%'.B9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e/req(ms)</text:p>
                <draw:g>
                  <svg:desc>'95%'.B9:'95%'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'95%'.A10:'95%'.A13</svg:desc>
                </draw:g>
              </table:table-cell>
              <table:table-cell office:value-type="float" office:value="6">
                <text:p>6</text:p>
                <draw:g>
                  <svg:desc>'95%'.B10:'95%'.B13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